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text:a xlink:href="http://citeseerx.ist.psu.edu/viewdoc/download?doi=10.1.1.211.8487&amp;rep=rep1&amp;type=pdf" office:target-frame-name="_top" xlink:show="replace"><text:span text:style-name="Hyperlink">http://citeseerx.ist.psu.edu/viewdoc/download?doi=10.1.1.211.8487&amp;rep=rep1&amp;type=pdf</text:span></text:a></text:p>
      <text:p text:style-name="P25"/>
      <text:p text:style-name="P26">Perhaps use word score as this may make it easier to detect partial words/misspelled words as we can replace letters to fit<text:s/>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text:span><text:span text:style-name="Hyperlink">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text:s/>getlevenshteindistance?</text:p>
      <text:p text:style-name="P35"><text:a xlink:href="https://commons.apache.org/proper/commons-lang/apidocs/org/apache/commons/lang3/StringUtils.html" office:target-frame-name="_top" xlink:show="replace"><text:span text:style-name="Hyperlink">https://commons.apache.org/proper/commons-lang/a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m/aimacode/aima-java/blob/AIMA3e/aima-core/src/main/java/aima/core/sea</text:span><text:span text:style-name="Hyperlink">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de all adjacent nodes in the evaluation because of the unmanageable to</text:span><text:span text:style-name="T42">tal keyspace.</text:span></text:p>
      <text:p text:style-name="P43"><text:a xlink:href="http://scholarworks.sjsu.edu/cgi/viewcontent.cgi?article=4566&amp;context=etd_theses" office:target-frame-name="_top" xlink:show="replace"><text:span text:style-name="Hyperlink">http://scholarworks.sjsu.edu/cgi/viewcontent.cgi?article=4566&amp;context=etd_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 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text:s/></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text:span><text:span text:style-name="Hyperlink">m/questions/4868969/implementing-a-simple-trie-for-efficient-levenshtein-distance-calculation-java</text:span></text:a></text:p>
      <text:p text:style-name="P66">finding 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2-27T15:37:00Z</dc:date>
    <meta:template xlink:href="Normal" xlink:type="simple"/>
    <meta:editing-cycles>54</meta:editing-cycles>
    <meta:editing-duration>PT0S</meta:editing-duration>
    <meta:document-statistic meta:page-count="3" meta:paragraph-count="13" meta:word-count="1042" meta:character-count="6973" meta:row-count="49" meta:non-whitespace-character-count="5944"/>
  </office:meta>
</office:document-meta>
</file>